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ce31c" officeooo:paragraph-rsid="001ce31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font-weight="bold" officeooo:rsid="00202aa9" officeooo:paragraph-rsid="00202aa9" style:font-weight-asian="bold" style:font-weight-complex="bold"/>
    </style:style>
    <style:style style:name="P6" style:family="paragraph" style:parent-style-name="Text_20_body">
      <style:text-properties fo:font-weight="bold" officeooo:paragraph-rsid="00202aa9" style:font-weight-asian="bold" style:font-weight-complex="bold"/>
    </style:style>
    <style:style style:name="P7" style:family="paragraph" style:parent-style-name="Text_20_body">
      <style:text-properties fo:font-weight="bold" officeooo:rsid="0021cd59" officeooo:paragraph-rsid="0021cd59" style:font-weight-asian="bold" style:font-weight-complex="bold"/>
    </style:style>
    <style:style style:name="P8" style:family="paragraph" style:parent-style-name="Text_20_body">
      <style:text-properties officeooo:paragraph-rsid="00214b68"/>
    </style:style>
    <style:style style:name="P9" style:family="paragraph" style:parent-style-name="Text_20_body">
      <style:text-properties officeooo:rsid="0021cd59" officeooo:paragraph-rsid="0021cd59"/>
    </style:style>
    <style:style style:name="P10" style:family="paragraph" style:parent-style-name="Text_20_body">
      <style:text-properties officeooo:paragraph-rsid="0021cd59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style:font-name="Liberation Sans" fo:font-size="16.1000003814697pt" fo:font-weight="bold" officeooo:rsid="001edd57" officeooo:paragraph-rsid="001edd5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15" style:family="paragraph" style:parent-style-name="Heading_20_2" style:list-style-name="">
      <style:text-properties style:font-name="Liberation Sans" fo:font-size="16.1000003814697pt" fo:font-weight="bold" officeooo:rsid="001edd57" officeooo:paragraph-rsid="001edd5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16" style:family="paragraph" style:parent-style-name="Heading_20_2">
      <style:text-properties style:font-name="Liberation Sans" fo:font-size="16.1000003814697pt" fo:font-weight="bold" officeooo:rsid="001de88c" officeooo:paragraph-rsid="001de88c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17" style:family="paragraph" style:parent-style-name="Heading_20_2">
      <style:paragraph-properties fo:break-before="page"/>
      <style:text-properties officeooo:paragraph-rsid="001edd57"/>
    </style:style>
    <style:style style:name="P18" style:family="paragraph" style:parent-style-name="Heading_20_3">
      <style:text-properties officeooo:rsid="00202aa9" officeooo:paragraph-rsid="00202aa9"/>
    </style:style>
    <style:style style:name="P19" style:family="paragraph" style:parent-style-name="Heading_20_3" style:list-style-name="">
      <style:text-properties officeooo:rsid="001edd57" officeooo:paragraph-rsid="00202aa9"/>
    </style:style>
    <style:style style:name="P20" style:family="paragraph" style:parent-style-name="Heading_20_3">
      <style:text-properties officeooo:rsid="00281c0a" officeooo:paragraph-rsid="00281c0a"/>
    </style:style>
    <style:style style:name="P21" style:family="paragraph" style:parent-style-name="Heading_20_3">
      <style:paragraph-properties fo:break-before="page"/>
      <style:text-properties officeooo:rsid="001edd57" officeooo:paragraph-rsid="00202aa9"/>
    </style:style>
    <style:style style:name="P22" style:family="paragraph" style:parent-style-name="Text_20_body" style:list-style-name="L1">
      <style:text-properties fo:font-weight="bold" officeooo:rsid="00202aa9" officeooo:paragraph-rsid="00202aa9" style:font-weight-asian="bold" style:font-weight-complex="bold"/>
    </style:style>
    <style:style style:name="P23" style:family="paragraph" style:parent-style-name="Text_20_body" style:list-style-name="L2">
      <style:text-properties fo:font-weight="bold" officeooo:rsid="00202aa9" officeooo:paragraph-rsid="00202aa9" style:font-weight-asian="bold" style:font-weight-complex="bold"/>
    </style:style>
    <style:style style:name="P24" style:family="paragraph" style:parent-style-name="Text_20_body" style:list-style-name="L1">
      <style:text-properties fo:font-weight="normal" officeooo:rsid="00202aa9" officeooo:paragraph-rsid="00202aa9" style:font-weight-asian="normal" style:font-weight-complex="normal"/>
    </style:style>
    <style:style style:name="P25" style:family="paragraph" style:parent-style-name="Text_20_body" style:list-style-name="L2">
      <style:text-properties fo:font-weight="normal" officeooo:rsid="00202aa9" officeooo:paragraph-rsid="002271f8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0202aa9" officeooo:paragraph-rsid="00202aa9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23c487" officeooo:paragraph-rsid="0023c487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02271f8" officeooo:paragraph-rsid="002271f8" style:font-weight-asian="normal" style:font-weight-complex="normal"/>
    </style:style>
    <style:style style:name="P29" style:family="paragraph" style:parent-style-name="Text_20_body" style:list-style-name="L2">
      <style:text-properties officeooo:paragraph-rsid="002271f8"/>
    </style:style>
    <style:style style:name="P30" style:family="paragraph" style:parent-style-name="Text_20_body" style:list-style-name="L2">
      <style:text-properties officeooo:paragraph-rsid="00202aa9"/>
    </style:style>
    <style:style style:name="P31" style:family="paragraph" style:parent-style-name="Text_20_body" style:list-style-name="L3">
      <style:text-properties style:text-line-through-style="none" style:text-line-through-type="none" style:text-underline-style="none" fo:font-weight="bold" officeooo:rsid="0021cd59" officeooo:paragraph-rsid="0021cd59" style:font-weight-asian="bold" style:font-weight-complex="bold"/>
    </style:style>
    <style:style style:name="P32" style:family="paragraph" style:parent-style-name="Text_20_body" style:list-style-name="L4">
      <style:text-properties style:text-line-through-style="none" style:text-line-through-type="none" style:text-underline-style="none" fo:font-weight="bold" officeooo:rsid="002271f8" officeooo:paragraph-rsid="002271f8" style:font-weight-asian="bold" style:font-weight-complex="bold"/>
    </style:style>
    <style:style style:name="P33" style:family="paragraph" style:parent-style-name="Text_20_body" style:list-style-name="L3">
      <style:text-properties style:text-line-through-style="none" style:text-line-through-type="none" style:text-underline-style="none" fo:font-weight="normal" officeooo:rsid="0021cd59" officeooo:paragraph-rsid="0021cd59" style:font-weight-asian="normal" style:font-weight-complex="normal"/>
    </style:style>
    <style:style style:name="P34" style:family="paragraph" style:parent-style-name="Text_20_body">
      <style:text-properties style:text-line-through-style="none" style:text-line-through-type="none" style:text-underline-style="none" fo:font-weight="normal" officeooo:rsid="002271f8" officeooo:paragraph-rsid="002271f8" style:font-weight-asian="normal" style:font-weight-complex="normal"/>
    </style:style>
    <style:style style:name="P35" style:family="paragraph" style:parent-style-name="Text_20_body" style:list-style-name="L4">
      <style:text-properties style:text-line-through-style="none" style:text-line-through-type="none" style:text-underline-style="none" fo:font-weight="normal" officeooo:rsid="002271f8" officeooo:paragraph-rsid="002271f8" style:font-weight-asian="normal" style:font-weight-complex="normal"/>
    </style:style>
    <style:style style:name="P36" style:family="paragraph" style:parent-style-name="Text_20_body" style:list-style-name="L5"/>
    <style:style style:name="P37" style:family="paragraph" style:parent-style-name="Text_20_body">
      <style:text-properties officeooo:paragraph-rsid="00281c0a"/>
    </style:style>
    <style:style style:name="T1" style:family="text">
      <style:text-properties officeooo:rsid="00202aa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2aa9" style:font-weight-asian="normal" style:font-weight-complex="normal"/>
    </style:style>
    <style:style style:name="T4" style:family="text">
      <style:text-properties fo:font-weight="normal" officeooo:rsid="00214b68" style:font-weight-asian="normal" style:font-weight-complex="normal"/>
    </style:style>
    <style:style style:name="T5" style:family="text">
      <style:text-properties fo:font-weight="normal" officeooo:rsid="002271f8" style:font-weight-asian="normal" style:font-weight-complex="normal"/>
    </style:style>
    <style:style style:name="T6" style:family="text">
      <style:text-properties fo:font-weight="normal" officeooo:rsid="00235534" style:font-weight-asian="normal" style:font-weight-complex="normal"/>
    </style:style>
    <style:style style:name="T7" style:family="text">
      <style:text-properties fo:font-weight="normal" officeooo:rsid="0023c487" style:font-weight-asian="normal" style:font-weight-complex="normal"/>
    </style:style>
    <style:style style:name="T8" style:family="text">
      <style:text-properties fo:font-weight="normal" officeooo:rsid="0023f709" style:font-weight-asian="normal" style:font-weight-complex="normal"/>
    </style:style>
    <style:style style:name="T9" style:family="text">
      <style:text-properties style:font-name="Liberation Sans" fo:font-size="18.2000007629395pt" fo:font-weight="bold" officeooo:rsid="001edd57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2561d4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normal" officeooo:rsid="001edd57" style:font-name-asian="Noto Sans CJK SC" style:font-size-asian="18.2000007629395pt" style:font-weight-asian="normal" style:font-name-complex="Noto Sans Devanagari" style:font-size-complex="18.2000007629395pt" style:font-weight-complex="normal"/>
    </style:style>
    <style:style style:name="T12" style:family="text">
      <style:text-properties style:font-name="Liberation Sans" fo:font-size="16.1000003814697pt" fo:font-weight="bold" officeooo:rsid="001edd5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2561d4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25882a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4b68" style:font-weight-asian="bold" style:font-weight-complex="bold"/>
    </style:style>
    <style:style style:name="T17" style:family="text">
      <style:text-properties fo:font-weight="bold" officeooo:rsid="002271f8" style:font-weight-asian="bold" style:font-weight-complex="bold"/>
    </style:style>
    <style:style style:name="T18" style:family="text">
      <style:text-properties fo:font-weight="bold" officeooo:rsid="00202aa9" style:font-weight-asian="bold" style:font-weight-complex="bold"/>
    </style:style>
    <style:style style:name="T19" style:family="text">
      <style:text-properties fo:font-weight="bold" officeooo:rsid="00235534" style:font-weight-asian="bold" style:font-weight-complex="bold"/>
    </style:style>
    <style:style style:name="T20" style:family="text">
      <style:text-properties fo:font-weight="bold" officeooo:rsid="002561d4" style:font-weight-asian="bold" style:font-weight-complex="bold"/>
    </style:style>
    <style:style style:name="T21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/>
    </style:style>
    <style:style style:name="T2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officeooo:rsid="0021cd59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214b68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3f709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8" style:family="text">
      <style:text-properties style:text-line-through-style="none" style:text-line-through-type="none" style:text-underline-style="none" fo:font-weight="bold" officeooo:rsid="0021cd59" style:font-weight-asian="bold" style:font-weight-complex="bold"/>
    </style:style>
    <style:style style:name="T29" style:family="text">
      <style:text-properties officeooo:rsid="002271f8"/>
    </style:style>
    <style:style style:name="T30" style:family="text">
      <style:text-properties officeooo:rsid="00235534"/>
    </style:style>
    <style:style style:name="T31" style:family="text">
      <style:text-properties officeooo:rsid="0023c487"/>
    </style:style>
    <style:style style:name="T32" style:family="text">
      <style:text-properties officeooo:rsid="002561d4"/>
    </style:style>
    <style:style style:name="T33" style:family="text">
      <style:text-properties officeooo:rsid="00266282"/>
    </style:style>
    <style:style style:name="T34" style:family="text">
      <style:text-properties officeooo:rsid="0028deb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50_2482904254"/>Билет №<text:span text:style-name="T9">1</text:span><text:span text:style-name="T10">1</text:span><text:span text:style-name="T9"> </text:span><text:span text:style-name="T11">Программное обеспечение. Системное программное обеспечение. Файловая система.</text:span><text:bookmark-end text:name="__RefHeading___Toc50_2482904254"/></text:h>
      <text:table-of-content text:style-name="Sect1" text:protected="true" text:name="Оглавление1">
        <text:table-of-content-source text:outline-level="10">
          <text:index-title-template text:style-name="Contents_20_Heading">Навигация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Навигация</text:p>
          </text:index-title>
          <text:p text:style-name="P2"><text:a xlink:type="simple" xlink:href="#__RefHeading___Toc50_2482904254" text:style-name="Index_20_Link" text:visited-style-name="Index_20_Link">Билет №11 Программное обеспечение. Системное программное обеспечение. Файловая система.<text:tab/>1</text:a></text:p>
          <text:p text:style-name="P3"><text:a xlink:type="simple" xlink:href="#__RefHeading___Toc228_1086772120" text:style-name="Index_20_Link" text:visited-style-name="Index_20_Link">Программное обеспечение<text:tab/>1</text:a></text:p>
          <text:p text:style-name="P4"><text:a xlink:type="simple" xlink:href="#__RefHeading___Toc87_2482904254" text:style-name="Index_20_Link" text:visited-style-name="Index_20_Link">Классификация ПО<text:tab/>1</text:a></text:p>
          <text:p text:style-name="P4"><text:a xlink:type="simple" xlink:href="#__RefHeading___Toc89_2482904254" text:style-name="Index_20_Link" text:visited-style-name="Index_20_Link">Системное программное обеспечение<text:tab/>2</text:a></text:p>
          <text:p text:style-name="P3"><text:a xlink:type="simple" xlink:href="#__RefHeading___Toc230_1086772120" text:style-name="Index_20_Link" text:visited-style-name="Index_20_Link">Файловая система<text:tab/>3</text:a></text:p>
          <text:p text:style-name="P4"><text:a xlink:type="simple" xlink:href="#__RefHeading___Toc330_2988301982" text:style-name="Index_20_Link" text:visited-style-name="Index_20_Link">Классификация файловых систем<text:tab/>3</text:a></text:p>
          <text:p text:style-name="P3"><text:a xlink:type="simple" xlink:href="#__RefHeading___Toc121_1086772120" text:style-name="Index_20_Link" text:visited-style-name="Index_20_Link">Источники<text:tab/>4</text:a></text:p>
        </text:index-body>
      </text:table-of-content>
      <text:h text:style-name="P14" text:outline-level="2"><text:bookmark-start text:name="__RefHeading___Toc228_1086772120"/>Программное обеспечение<text:bookmark-end text:name="__RefHeading___Toc228_1086772120"/></text:h>
      <text:p text:style-name="P5">Программное обеспечение <text:span text:style-name="T2">составляет совокупность программ, хранящихся на всех устройствах долговременной памяти компьютера.</text:span></text:p>
      <text:p text:style-name="P5">Программная конфигурация<text:span text:style-name="T2"> — состав программного обеспечения, установленного на компьютере.</text:span></text:p>
      <text:h text:style-name="P18" text:outline-level="3"><text:bookmark-start text:name="__RefHeading___Toc87_2482904254"/>Классификация ПО<text:bookmark-end text:name="__RefHeading___Toc87_2482904254"/></text:h>
      <text:list xml:id="list1876631562" text:style-name="L1">
        <text:list-item>
          <text:p text:style-name="P24">Классификация ПО</text:p>
          <text:list>
            <text:list-item>
              <text:p text:style-name="P24">По назначению</text:p>
              <text:list>
                <text:list-item>
                  <text:p text:style-name="P24">Системные (в т.ч. служебные)</text:p>
                </text:list-item>
                <text:list-item>
                  <text:p text:style-name="P24">Прикладные</text:p>
                </text:list-item>
                <text:list-item>
                  <text:p text:style-name="P24">Инструментальные</text:p>
                </text:list-item>
              </text:list>
            </text:list-item>
            <text:list-item>
              <text:p text:style-name="P22"><text:span text:style-name="T2">По способу распр</text:span><text:span text:style-name="T8">о</text:span><text:span text:style-name="T2">странения</text:span></text:p>
              <text:list>
                <text:list-item>
                  <text:p text:style-name="P27">Свободные</text:p>
                </text:list-item>
                <text:list-item>
                  <text:p text:style-name="P27">Проприетарные</text:p>
                </text:list-item>
              </text:list>
            </text:list-item>
          </text:list>
        </text:list-item>
      </text:list>
      <text:h text:style-name="P19" text:outline-level="3"/>
      <text:h text:style-name="P21" text:outline-level="3"><text:bookmark-start text:name="__RefHeading___Toc89_2482904254"/>Системное программное обеспечение<text:bookmark-end text:name="__RefHeading___Toc89_2482904254"/></text:h>
      <text:p text:style-name="P6">Системные (в т. ч. служебные) <text:span text:style-name="T3">программы обеспечивают настройку, обслуживание и нормальную работу компьютера, компьютерных сетей и прочих устройств.</text:span></text:p>
      <text:p text:style-name="P5"><text:span text:style-name="T2">Системное ПО — программы </text:span>общего пользования.</text:p>
      <text:list xml:id="list2733515224" text:style-name="L2">
        <text:list-item>
          <text:p text:style-name="P23">Системное ПО</text:p>
          <text:list>
            <text:list-item>
              <text:p text:style-name="P25"><text:span text:style-name="T15">Операционные системы</text:span> — комплекс программ, который управляет ресурсами системы и процессами, использующими эти ресурсы.<text:line-break/><text:span text:style-name="T20">Нпример: </text:span><text:span text:style-name="T32">Windows, Mac OS, Linux.</text:span></text:p>
              <text:list>
                <text:list-item>
                  <text:p text:style-name="P25">Однопользовательские</text:p>
                </text:list-item>
                <text:list-item>
                  <text:p text:style-name="P25">Многопользовательские</text:p>
                </text:list-item>
                <text:list-item>
                  <text:p text:style-name="P25">Сетевые</text:p>
                </text:list-item>
              </text:list>
            </text:list-item>
            <text:list-item>
              <text:p text:style-name="P26"><text:span text:style-name="T15">Драйверы</text:span> — <text:span text:style-name="T29">программы, предназначенные для управления устройствами компьютера. Позволяет взаимодействовать ОС и устройству, переводя данные с одного языка на другой. Позволяют подключать новые устройства.<text:line-break/></text:span><text:span text:style-name="T17">Например: </text:span><text:span text:style-name="T29">Драйвер принтера.</text:span></text:p>
            </text:list-item>
            <text:list-item>
              <text:p text:style-name="P29"><text:span text:style-name="T18">Утилиты — </text:span><text:span text:style-name="T5">вспомогательные программы для выполнения специализированных типовых задач, связанных с работой оборудования и ОС.<text:line-break/></text:span><text:span text:style-name="T17">Например: </text:span><text:span text:style-name="T5">Диспетчер задач, Архиватор 7zip, антивирус Касперского.</text:span></text:p>
              <text:list>
                <text:list-item>
                  <text:p text:style-name="P28">Независимые от системы (не требуют наличия ОС)</text:p>
                </text:list-item>
                <text:list-item>
                  <text:p text:style-name="P28">Системные (в составе ОС)</text:p>
                </text:list-item>
                <text:list-item>
                  <text:p text:style-name="P28">Оптимизатор диска (восстановление, дефрагментация)</text:p>
                </text:list-item>
              </text:list>
            </text:list-item>
            <text:list-item>
              <text:p text:style-name="P30"><text:span text:style-name="T18">Оболочки </text:span><text:span text:style-name="T5">предоставляют пользователю более удобный и простой интерфейс для работы с ОС. Интерпретатор команд ОС, обеспечивающий интерфейс для взаимодействия пользователя с функциями ОС.<text:line-break/></text:span><text:span text:style-name="T19">Например: </text:span><text:span text:style-name="T6">KDE, Gnome, Bash</text:span></text:p>
              <text:list>
                <text:list-item>
                  <text:p text:style-name="P28">Текстовые (консольные) оболочки</text:p>
                </text:list-item>
                <text:list-item>
                  <text:p text:style-name="P28">Графические оболочки</text:p>
                </text:list-item>
              </text:list>
            </text:list-item>
            <text:list-item>
              <text:p text:style-name="P23">Сетевые<text:span text:style-name="T30"> </text:span>системы<text:span text:style-name="T2"> </text:span><text:span text:style-name="T7">обеспечивают одновременную работу группы пользователей, работу компьютерных сетей. Ориентированы на работу с компьютерной сетью. </text:span><text:span text:style-name="T8">Сейчас практически все ОС — сетевые.</text:span><text:span text:style-name="T7"><text:line-break/></text:span><text:span text:style-name="T31">Например: </text:span><text:span text:style-name="T7">Windows, FreeBSD, Solaris</text:span></text:p>
            </text:list-item>
          </text:list>
        </text:list-item>
      </text:list>
      <text:h text:style-name="P15" text:outline-level="2"/>
      <text:h text:style-name="P17" text:outline-level="2"><text:bookmark-start text:name="__RefHeading___Toc230_1086772120"/><text:span text:style-name="T13">Файлов</text:span><text:span text:style-name="T14">ая</text:span><text:span text:style-name="T12"> систе</text:span><text:span text:style-name="T14">ма</text:span><text:bookmark-end text:name="__RefHeading___Toc230_1086772120"/></text:h>
      <text:p text:style-name="Text_20_body"><text:span text:style-name="T15">Фа́йловая систе́ма</text:span> (англ. file system) — порядок, определяющий способ организации, хранения и именования данных на носителях информации в компьютерах, а также в другом электронном оборудовании: цифровых фотоаппаратах, мобильных телефонах и т. п. Файловая система определяет формат содержимого и способ физического хранения информации, которую принято группировать в виде файлов. Конкретная файловая система определяет размер имени файла (папки), максимальный возможный размер файла и раздела, набор атрибутов файла. Некоторые файловые системы предоставляют сервисные возможности, например, разграничение доступа или шифрование файлов.</text:p>
      <text:p text:style-name="Text_20_body">Файловая система связывает носитель информации с одной стороны и API для доступа к файлам — с другой. Когда прикладная программа обращается к файлу, она не имеет никакого представления о том, каким образом расположена информация в конкретном файле, так же, как и на каком физическом типе носителя (CD, жёстком диске, магнитной ленте, блоке флеш-памяти или другом) он записан. Всё, что знает программа — это имя файла, его размер и атрибуты. Эти данные она получает от драйвера файловой системы. Именно файловая система устанавливает, где и как будет записан файл на физическом носителе (например, жёстком диске).</text:p>
      <text:p text:style-name="Text_20_body">С точки зрения операционной системы (ОС), весь диск представляет собой набор кластеров (как правило, размером 512 байт и больше)[1]. Драйверы файловой системы организуют кластеры в файлы и каталоги (реально являющиеся файлами, содержащими список файлов в этом каталоге). Эти же драйверы отслеживают, какие из кластеров в настоящее время используются, какие свободны, какие помечены как неисправные.</text:p>
      <text:p text:style-name="Text_20_body">Однако файловая система не обязательно напрямую связана с физическим носителем информации. Существуют виртуальные файловые системы, а также сетевые файловые системы, которые являются лишь способом доступа к файлам, находящимся на удалённом компьютере.</text:p>
      <text:h text:style-name="P20" text:outline-level="3"><text:bookmark-start text:name="__RefHeading___Toc330_2988301982"/>Классификация файловых систем<text:bookmark-end text:name="__RefHeading___Toc330_2988301982"/></text:h>
      <text:p text:style-name="P37">По предназначению файловые системы можно классифицировать на нижеследующие категории.</text:p>
      <text:p text:style-name="P37"><text:s text:c="4"/><text:span text:style-name="T15">Для носителей с произвольным доступом </text:span>(например, жёсткий диск): FAT32, HPFS, ext2 и др. Поскольку доступ к дискам в разы медленнее, чем доступ к оперативной памяти, для прироста производительности во многих файловых системах применяется асинхронная запись изменений на диск. Для этого применяется либо журналирование, например в ext3, <text:span text:style-name="T34">ext4,</text:span> ReiserFS, JFS, NTFS, XFS, либо механизм soft updates и др. Журналирование широко распространено в Linux, применяется в NTFS. Soft updates — в BSD системах.</text:p>
      <text:p text:style-name="P37"><text:s text:c="4"/><text:span text:style-name="T15">Для носителей с последовательным доступом </text:span>(например, магнитные ленты): QIC и др.</text:p>
      <text:p text:style-name="P37"><text:s text:c="4"/><text:span text:style-name="T15">Для оптических носителей </text:span>— CD и DVD: ISO9660, HFS, UDF и др.</text:p>
      <text:p text:style-name="P37"><text:s text:c="4"/><text:span text:style-name="T15">Виртуальные файловые системы</text:span>: AEFS и др.</text:p>
      <text:p text:style-name="P37"><text:soft-page-break/><text:s text:c="4"/><text:span text:style-name="T15">Сетевые файловые системы</text:span>: NFS, CIFS, SSHFS, GmailFS и др.</text:p>
      <text:p text:style-name="P37"><text:s text:c="4"/><text:span text:style-name="T15">Для флэш-памяти</text:span>: YAFFS, ExtremeFFS, exFAT.</text:p>
      <text:p text:style-name="P37"><text:s text:c="4"/>Немного выпадают из общей классификации <text:span text:style-name="T15">специализированные файловые системы</text:span>: ZFS (собственно файловой системой является только часть ZFS), VMFS (т. н. кластерная файловая система, которая предназначена для хранения других файловых систем) и др.</text:p>
      <text:h text:style-name="P16" text:outline-level="2"><text:bookmark-start text:name="__RefHeading___Toc121_1086772120"/>Источники<text:bookmark-end text:name="__RefHeading___Toc121_1086772120"/></text:h>
      <text:list xml:id="list2677368037" text:style-name="L5">
        <text:list-item>
          <text:p text:style-name="P36"><text:a xlink:type="simple" xlink:href="https://www.youtube.com/watch?v=EOFhNISOJ74&amp;feature=youtu.be&amp;ab_channel=ЛекторийРГПУ" text:style-name="Internet_20_link" text:visited-style-name="Visited_20_Internet_20_Link">https://www.youtube.com/watch?v=EOFhNISOJ74&amp;feature=youtu.be&amp;ab_channel=%D0%9B%D0%B5%D0%BA%D1%82%D0%BE%D1%80%D0%B8%D0%B9%D0%A0%D0%93%D0%9F%D0%A3</text:a></text:p>
        </text:list-item>
        <text:list-item>
          <text:p text:style-name="P36"><text:a xlink:type="simple" xlink:href="https://dic.academic.ru/dic.nsf/ruwiki/6416" text:style-name="Internet_20_link" text:visited-style-name="Visited_20_Internet_20_Link">https://dic.academic.ru/dic.nsf/ruwiki/6416</text:a></text:p>
          <text:p text:style-name="P3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e31c" officeooo:paragraph-rsid="001ce31c"/>
    </style:style>
    <style:style style:name="MT1" style:family="text">
      <style:text-properties officeooo:rsid="00202aa9"/>
    </style:style>
    <style:style style:name="MT2" style:family="text">
      <style:text-properties officeooo:rsid="002662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Информатика зачет 1 семестр 2020-2021. Билет №<text:span text:style-name="MT1">1</text:span><text:span text:style-name="MT2">1</text:span><text:span text:style-name="MT1"> стр.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8:31:00.293086543</meta:creation-date>
    <dc:date>2020-12-28T17:46:15.312260585</dc:date>
    <meta:editing-duration>PT1H47M50S</meta:editing-duration>
    <meta:editing-cycles>15</meta:editing-cycles>
    <meta:generator>LibreOffice/7.0.3.1$Linux_X86_64 LibreOffice_project/00$Build-1</meta:generator>
    <meta:document-statistic meta:table-count="0" meta:image-count="0" meta:object-count="0" meta:page-count="4" meta:paragraph-count="56" meta:word-count="691" meta:character-count="5505" meta:non-whitespace-character-count="4855"/>
  </office:meta>
</office:document-meta>
</file>